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cm" fo:min-width="0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085cm" fo:min-width="19.014cm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fill="solid" draw:fill-color="#ff860d" draw:textarea-horizontal-align="justify" draw:textarea-vertical-align="middle" draw:auto-grow-height="false" fo:min-height="6.649cm" fo:min-width="7.549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860d" draw:textarea-horizontal-align="justify" draw:textarea-vertical-align="middle" draw:auto-grow-height="false" fo:min-height="6.649cm" fo:min-width="7.5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860d" draw:textarea-horizontal-align="justify" draw:textarea-vertical-align="middle" draw:auto-grow-height="false" fo:min-height="6.649cm" fo:min-width="7.548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f860d" draw:textarea-horizontal-align="justify" draw:textarea-vertical-align="middle" draw:auto-grow-height="false" fo:min-height="6.649cm" fo:min-width="8.52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ff860d" draw:textarea-horizontal-align="justify" draw:textarea-vertical-align="middle" draw:auto-grow-height="false" fo:min-height="6.649cm" fo:min-width="8.524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860d" draw:textarea-horizontal-align="justify" draw:textarea-vertical-align="middle" draw:auto-grow-height="false" fo:min-height="6.649cm" fo:min-width="8.525cm" loext:glow-radius="0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212cm" draw:marker-start-width="0.518cm" draw:marker-end="Стили_20_стрелок_20_2" draw:marker-end-width="0.618cm" draw:fill="none" draw:textarea-vertical-align="middle" fo:padding-top="0.231cm" fo:padding-bottom="0.231cm" fo:padding-left="0.356cm" fo:padding-right="0.356cm" loext:decorative="false"/>
    </style:style>
    <style:style style:name="gr11" style:family="graphic" style:parent-style-name="standard">
      <style:graphic-properties draw:fill="solid" draw:fill-color="#fff5ce" draw:textarea-horizontal-align="justify" draw:textarea-vertical-align="middle" draw:auto-grow-height="false" fo:min-height="12.694cm" fo:min-width="7.426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8.6000003814697pt"/>
    </style:style>
    <style:style style:name="P2" style:family="paragraph">
      <loext:graphic-properties draw:fill="none" draw:fill-color="#ffffff"/>
      <style:paragraph-properties fo:text-align="center"/>
      <style:text-properties fo:font-size="18.6000003814697pt"/>
    </style:style>
    <style:style style:name="P3" style:family="paragraph">
      <style:paragraph-properties fo:text-align="center"/>
      <style:text-properties fo:font-size="55.9000015258789pt" style:font-size-asian="54pt" style:font-size-complex="54pt"/>
    </style:style>
    <style:style style:name="P4" style:family="paragraph">
      <style:paragraph-properties fo:text-align="center" style:writing-mode="lr-tb"/>
      <style:text-properties fo:font-size="55.9000015258789pt" style:font-size-asian="54pt" style:font-size-complex="54pt"/>
    </style:style>
    <style:style style:name="P5" style:family="paragraph">
      <style:paragraph-properties fo:margin-top="0.42cm" fo:margin-bottom="0.35cm" fo:text-align="center"/>
      <style:text-properties fo:font-size="36pt" style:font-size-asian="54pt" style:font-size-complex="54pt"/>
    </style:style>
    <style:style style:name="P6" style:family="paragraph">
      <loext:graphic-properties draw:fill="solid" draw:fill-color="#ff860d"/>
      <style:paragraph-properties fo:margin-top="0.42cm" fo:margin-bottom="0.35cm" fo:text-align="center" style:writing-mode="lr-tb"/>
      <style:text-properties fo:font-size="36pt" style:font-size-asian="54pt" style:font-size-complex="54pt"/>
    </style:style>
    <style:style style:name="P7" style:family="paragraph">
      <style:paragraph-properties fo:margin-top="0.42cm" fo:margin-bottom="0.35cm" fo:text-align="center"/>
      <style:text-properties fo:font-size="36pt" style:font-size-asian="10pt" style:font-size-complex="10pt"/>
    </style:style>
    <style:style style:name="P8" style:family="paragraph">
      <loext:graphic-properties draw:fill="solid" draw:fill-color="#ff860d"/>
      <style:paragraph-properties fo:margin-top="0.42cm" fo:margin-bottom="0.35cm" fo:text-align="center" style:writing-mode="lr-tb"/>
      <style:text-properties fo:font-size="36pt" style:font-size-asian="10pt" style:font-size-complex="10pt"/>
    </style:style>
    <style:style style:name="P9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f860d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 fo:text-align="center"/>
      <style:text-properties fo:font-size="10.3000001907349pt" style:font-size-asian="10pt" style:font-size-complex="10pt"/>
    </style:style>
    <style:style style:name="P13" style:family="paragraph">
      <loext:graphic-properties draw:fill="solid" draw:fill-color="#fff5ce"/>
      <style:paragraph-properties fo:margin-top="0.42cm" fo:margin-bottom="0.35cm" fo:text-align="center" style:writing-mode="lr-tb"/>
      <style:text-properties fo:font-size="10.3000001907349pt" style:font-size-asian="10pt" style:font-size-complex="10pt"/>
    </style:style>
    <style:style style:name="P14" style:family="paragraph">
      <style:paragraph-properties fo:margin-top="0.42cm" fo:margin-bottom="0.35cm" fo:text-align="center"/>
      <style:text-properties fo:font-size="24.7999992370605pt" style:font-size-asian="10pt" style:font-size-complex="10pt"/>
    </style:style>
    <style:style style:name="P15" style:family="paragraph">
      <loext:graphic-properties draw:fill="solid" draw:fill-color="#fff5ce"/>
      <style:paragraph-properties fo:margin-top="0.42cm" fo:margin-bottom="0.35cm" fo:text-align="center" style:writing-mode="lr-tb"/>
      <style:text-properties fo:font-size="24.7999992370605pt" style:font-size-asian="10pt" style:font-size-complex="10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6pt" style:font-size-asian="54pt" style:font-size-complex="5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10pt" style:font-weight-asian="bold" style:font-size-complex="10pt" style:font-weight-complex="bold"/>
    </style:style>
    <style:style style:name="T7" style:family="text">
      <style:text-properties fo:font-size="2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30.964cm" svg:height="8.17cm" svg:x="26.566cm" svg:y="5.913cm">
          <draw:text-box>
            <text:p text:style-name="P1"><text:span text:style-name="T1">Структура запроса</text:span></text:p>
          </draw:text-box>
        </draw:frame>
        <draw:custom-shape draw:style-name="gr2" draw:text-style-name="P4" draw:layer="layout" svg:width="19.514cm" svg:height="6.335cm" draw:transform="skewX (0.00471238898038469) rotate (0.00471238898038469) translate (32.291cm 11.827cm)">
          <text:p text:style-name="P3"><text:span text:style-name="T2">Запрос</text:span></text:p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6" draw:layer="layout" svg:width="8.049cm" svg:height="6.899cm" svg:x="0.324cm" svg:y="21.437cm">
            <text:p text:style-name="P5"><text:span text:style-name="T3">Ясность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8.05cm" svg:height="6.899cm" svg:x="10.894cm" svg:y="21.437cm">
            <text:p text:style-name="P7"><text:span text:style-name="T3">Объектное описание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8.048cm" svg:height="6.899cm" svg:x="21.465cm" svg:y="21.437cm">
            <text:p text:style-name="P5"><text:span text:style-name="T3">Сцена и окружение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8.05cm" svg:height="6.899cm" svg:x="32.034cm" svg:y="21.437cm">
            <text:p text:style-name="P5"><text:span text:style-name="T3">Стиль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9.025cm" svg:height="6.899cm" svg:x="42.116cm" svg:y="21.437cm">
            <text:p text:style-name="P5"><text:span text:style-name="T3">Композиц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9.025cm" svg:height="6.899cm" svg:x="52.686cm" svg:y="21.437cm">
            <text:p text:style-name="P5"><text:span text:style-name="T3">Свет и тени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9.024cm" svg:height="6.899cm" svg:x="63.256cm" svg:y="21.437cm">
            <text:p text:style-name="P9"><text:span text:style-name="T3">Цифровая спецификаци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9.025cm" svg:height="6.899cm" svg:x="73.826cm" svg:y="21.437cm">
            <text:p text:style-name="P9"><text:span text:style-name="T3">Отрицательн-ая подсказка <text:s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0" draw:text-style-name="P11" draw:layer="layout" svg:x1="41.629cm" svg:y1="18.069cm" svg:x2="4.552cm" svg:y2="21.355cm">
          <text:p/>
        </draw:line>
        <draw:line draw:style-name="gr10" draw:text-style-name="P11" draw:layer="layout" svg:x1="41.629cm" svg:y1="18.069cm" svg:x2="15.284cm" svg:y2="21.355cm">
          <text:p/>
        </draw:line>
        <draw:line draw:style-name="gr10" draw:text-style-name="P11" draw:layer="layout" svg:x1="41.683cm" svg:y1="18.134cm" svg:x2="25.367cm" svg:y2="21.354cm">
          <text:p/>
        </draw:line>
        <draw:line draw:style-name="gr10" draw:text-style-name="P11" draw:layer="layout" svg:x1="41.683cm" svg:y1="18.134cm" svg:x2="36.425cm" svg:y2="21.354cm">
          <text:p/>
        </draw:line>
        <draw:line draw:style-name="gr10" draw:text-style-name="P11" draw:layer="layout" svg:x1="41.683cm" svg:y1="18.134cm" svg:x2="46.182cm" svg:y2="21.354cm">
          <text:p/>
        </draw:line>
        <draw:line draw:style-name="gr10" draw:text-style-name="P11" draw:layer="layout" svg:x1="41.683cm" svg:y1="18.134cm" svg:x2="57.24cm" svg:y2="21.354cm">
          <text:p/>
        </draw:line>
        <draw:line draw:style-name="gr10" draw:text-style-name="P11" draw:layer="layout" svg:x1="41.683cm" svg:y1="18.134cm" svg:x2="67.972cm" svg:y2="21.354cm">
          <text:p/>
        </draw:line>
        <draw:line draw:style-name="gr10" draw:text-style-name="P11" draw:layer="layout" svg:x1="41.683cm" svg:y1="18.134cm" svg:x2="78.38cm" svg:y2="21.354cm">
          <text:p/>
        </draw:line>
        <draw:custom-shape draw:style-name="gr11" draw:text-style-name="P13" draw:layer="layout" svg:width="8.782cm" svg:height="13.8cm" svg:x="0.323cm" svg:y="29.897cm">
          <text:p text:style-name="P12"><text:span text:style-name="T4">Суть:</text:span><text:span text:style-name="T5"> Слова из этой категории дают модели прямой указатель на то, что в картинке должно быть высокое пространственное разрешение и минимум размытости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5" draw:layer="layout" svg:width="8.782cm" svg:height="13.8cm" svg:x="11.381cm" svg:y="29.897cm">
          <text:p text:style-name="P14"><text:span text:style-name="T6">Суть:</text:span><text:span text:style-name="T7"> Глаголы и существительные, которые буквально «рассказывают» модели, что должно быть нарисовано и какими чертами это обладает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3" draw:layer="layout" svg:width="8.782cm" svg:height="13.8cm" svg:x="22.113cm" svg:y="29.897cm">
          <text:p text:style-name="P12"><text:span text:style-name="T6">Суть:</text:span><text:span text:style-name="T7"> Слова, задающие место действия, исторический или атмосферный фон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5" draw:layer="layout" svg:width="8.782cm" svg:height="13.8cm" svg:x="32.196cm" svg:y="29.897cm">
          <text:p text:style-name="P14"><text:span text:style-name="T6">Суть:</text:span><text:span text:style-name="T7"> Определяет эстетический язык изображения: от имитации конкретного художника до общей визуальной школы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5" draw:layer="layout" svg:width="8.782cm" svg:height="13.8cm" svg:x="42.929cm" svg:y="29.897cm">
          <text:p text:style-name="P14"><text:span text:style-name="T6">Суть:</text:span><text:span text:style-name="T7"> Термины кадрирования и гармонии кадра — правило третей, симметрия, ведущие линии, глубокий план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5" draw:layer="layout" svg:width="8.782cm" svg:height="13.8cm" svg:x="53.662cm" svg:y="29.897cm">
          <text:p text:style-name="P14"><text:span text:style-name="T6">Суть:</text:span><text:span text:style-name="T7"> Определяет источник, качество и температуру света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5" draw:layer="layout" svg:width="8.782cm" svg:height="13.8cm" svg:x="64.069cm" svg:y="29.897cm">
          <text:p text:style-name="P14"><text:span text:style-name="T6">Суть:</text:span><text:span text:style-name="T7"> Технические теги, требующие от модели максимума детализации и «студийного» качества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5" draw:layer="layout" svg:width="8.782cm" svg:height="13.8cm" svg:x="74.477cm" svg:y="29.897cm">
          <text:p text:style-name="P14"><text:span text:style-name="T6">Суть:</text:span><text:span text:style-name="T7"> Слова-исключения, которые помещают в negative-prompt (или после --no в Midjourney)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0" draw:text-style-name="P11" draw:layer="layout" svg:x1="78.38cm" svg:y1="29.897cm" svg:x2="78.38cm" svg:y2="28.255cm">
          <text:p/>
        </draw:line>
        <draw:line draw:style-name="gr10" draw:text-style-name="P11" draw:layer="layout" svg:x1="67.648cm" svg:y1="29.897cm" svg:x2="67.648cm" svg:y2="28.255cm">
          <text:p/>
        </draw:line>
        <draw:line draw:style-name="gr10" draw:text-style-name="P11" draw:layer="layout" svg:x1="56.914cm" svg:y1="29.897cm" svg:x2="56.914cm" svg:y2="28.255cm">
          <text:p/>
        </draw:line>
        <draw:line draw:style-name="gr10" draw:text-style-name="P11" draw:layer="layout" svg:x1="46.507cm" svg:y1="29.897cm" svg:x2="46.507cm" svg:y2="28.255cm">
          <text:p/>
        </draw:line>
        <draw:line draw:style-name="gr10" draw:text-style-name="P11" draw:layer="layout" svg:x1="35.775cm" svg:y1="29.897cm" svg:x2="35.775cm" svg:y2="28.255cm">
          <text:p/>
        </draw:line>
        <draw:line draw:style-name="gr10" draw:text-style-name="P11" draw:layer="layout" svg:x1="25.366cm" svg:y1="29.897cm" svg:x2="25.366cm" svg:y2="28.255cm">
          <text:p/>
        </draw:line>
        <draw:line draw:style-name="gr10" draw:text-style-name="P11" draw:layer="layout" svg:x1="14.633cm" svg:y1="29.897cm" svg:x2="14.633cm" svg:y2="28.255cm">
          <text:p/>
        </draw:line>
        <draw:line draw:style-name="gr10" draw:text-style-name="P11" draw:layer="layout" svg:x1="3.901cm" svg:y1="29.897cm" svg:x2="3.901cm" svg:y2="28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5T08:55:28.631975200</meta:creation-date>
    <dc:date>2025-05-26T13:30:40.438736400</dc:date>
    <meta:editing-duration>PT42S</meta:editing-duration>
    <meta:editing-cycles>2</meta:editing-cycles>
    <meta:generator>LibreOffice/25.2.3.2$Windows_X86_64 LibreOffice_project/bbb074479178df812d175f709636b368952c2ce3</meta:generator>
    <meta:document-statistic meta:object-count="35"/>
  </office:meta>
</office:document-meta>
</file>